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1" svg:font-family="'MS Mincho'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MS Mincho" svg:font-family="'MS Mincho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6699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99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2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style:font-name="MS Mincho1" fo:font-size="20pt" fo:font-weight="normal" style:font-name-asian="MS Mincho1" style:font-size-asian="20pt" style:font-weight-asian="normal" style:font-size-complex="20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MS Mincho1" fo:font-size="20pt" fo:font-weight="normal" style:font-name-asian="MS Mincho1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5cm" svg:height="3.5cm" svg:x="8.5cm" svg:y="6.7cm">
          <text:p text:style-name="P1"><text:span text:style-name="T1">www.domain.com</text:span></text:p>
          <text:p text:style-name="P1"><text:span text:style-name="T1">Nginx</text:span><text:span text:style-name="T1">ロードバランス</text:span></text:p>
          <text:p text:style-name="P1"><text:span text:style-name="T1"/></text:p>
          <text:p text:style-name="P1"><text:span text:style-name="T1">A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2.5cm" svg:y="4.1cm">
          <text:p text:style-name="P1"><text:span text:style-name="T1">ウェブサーバー１</text:span></text:p>
          <text:p text:style-name="P1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2cm" svg:x="2.5cm" svg:y="7.5cm">
          <text:p text:style-name="P1"><text:span text:style-name="T1">ウェブサーバー</text:span><text:span text:style-name="T1">2</text:span></text:p>
          <text:p text:style-name="P1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2cm" svg:x="2.5cm" svg:y="11cm">
          <text:p text:style-name="P1"><text:span text:style-name="T1">ウェブサーバー</text:span><text:span text:style-name="T1">n</text:span></text:p>
          <text:p text:style-name="P1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cm" svg:y1="8.45cm" svg:x2="5.5cm" svg:y2="5.1cm" draw:start-shape="id1" draw:start-glue-point="3" draw:end-shape="id2" svg:d="m8500 8450-3000-3350" svg:viewBox="0 0 3001 3351">
          <text:p/>
        </draw:connector>
        <draw:connector draw:style-name="gr2" draw:text-style-name="P1" draw:layer="layout" draw:type="line" svg:x1="8.5cm" svg:y1="8.45cm" svg:x2="5.5cm" svg:y2="8.5cm" draw:start-shape="id1" draw:start-glue-point="3" draw:end-shape="id3" draw:end-glue-point="10" svg:d="m8500 8450-3000 50" svg:viewBox="0 0 3001 51">
          <text:p/>
        </draw:connector>
        <draw:connector draw:style-name="gr2" draw:text-style-name="P1" draw:layer="layout" draw:type="line" svg:x1="8.5cm" svg:y1="8.45cm" svg:x2="5.5cm" svg:y2="12cm" draw:start-shape="id1" draw:start-glue-point="3" draw:end-shape="id4" svg:d="m8500 8450-3000 3550" svg:viewBox="0 0 3001 3551">
          <text:p/>
        </draw:connector>
        <draw:custom-shape draw:style-name="gr3" draw:text-style-name="P2" xml:id="id5" draw:id="id5" draw:layer="layout" svg:width="3.5cm" svg:height="2cm" svg:x="17.5cm" svg:y="7.5cm">
          <text:p text:style-name="P1"><text:span text:style-name="T1">ルーター</text:span></text:p>
          <text:p text:style-name="P1"><text:span text:style-name="T1">自社オフィ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3cm" svg:y1="8.45cm" svg:x2="17.5cm" svg:y2="8.5cm" draw:start-shape="id1" draw:start-glue-point="1" draw:end-shape="id5" svg:d="m13000 8450 4500 50" svg:viewBox="0 0 4501 51">
          <text:p/>
        </draw:connector>
        <draw:custom-shape draw:style-name="gr3" draw:text-style-name="P1" xml:id="id6" draw:id="id6" draw:layer="layout" svg:width="3cm" svg:height="2cm" svg:x="23.4cm" svg:y="7.5cm">
          <text:p text:style-name="P1"><text:span text:style-name="T1">ナノ</text:span><text:span text:style-name="T1">ARM</text:span><text:span text:style-name="T1">サーバー</text:span></text:p>
          <text:p text:style-name="P1"><text:span text:style-name="T1">自社オフィス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cm" svg:height="2cm" svg:x="23.5cm" svg:y="12cm">
          <text:p text:style-name="P1"><text:span text:style-name="T1">ナノ</text:span><text:span text:style-name="T1">ARM</text:span><text:span text:style-name="T1">サーバー</text:span></text:p>
          <text:p text:style-name="P1"><text:span text:style-name="T1">自社オフィス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cm" svg:y1="8.5cm" svg:x2="23.4cm" svg:y2="8.5cm" draw:start-shape="id5" draw:end-shape="id6" draw:end-glue-point="6" svg:d="m21000 8500h2400" svg:viewBox="0 0 2401 1">
          <text:p/>
        </draw:connector>
        <draw:connector draw:style-name="gr4" draw:text-style-name="P1" draw:layer="layout" draw:type="line" svg:x1="24.9cm" svg:y1="9.5cm" svg:x2="25cm" svg:y2="12cm" draw:start-shape="id6" draw:start-glue-point="8" draw:end-shape="id7" draw:end-glue-point="4" svg:d="m24900 9500 100 2500" svg:viewBox="0 0 101 2501">
          <text:p/>
        </draw:connector>
        <draw:connector draw:style-name="gr4" draw:text-style-name="P1" draw:layer="layout" draw:type="line" svg:x1="24.9cm" svg:y1="7.5cm" svg:x2="26.4cm" svg:y2="8.5cm" draw:start-shape="id6" draw:start-glue-point="4" draw:end-shape="id6" draw:end-glue-point="10" svg:d="m24900 7500 1500 1000" svg:viewBox="0 0 1501 1001">
          <text:p/>
        </draw:connector>
        <draw:connector draw:style-name="gr5" draw:text-style-name="P1" draw:layer="layout" draw:type="curve" svg:x1="24.9cm" svg:y1="7.5cm" svg:x2="26.4cm" svg:y2="8.5cm" draw:start-shape="id6" draw:start-glue-point="4" draw:end-shape="id6" draw:end-glue-point="10" svg:d="m24900 7500c0-751 1002-627 1565-189s688 1189-65 1189" svg:viewBox="0 0 2027 1542">
          <text:p/>
        </draw:connector>
        <draw:frame draw:style-name="gr6" draw:layer="layout" svg:width="1.7cm" svg:height="0.963cm" svg:x="21.3cm" svg:y="7.537cm">
          <draw:text-box>
            <text:p>dmz</text:p>
          </draw:text-box>
        </draw:frame>
        <draw:frame draw:style-name="gr7" draw:layer="layout" svg:width="7.781cm" svg:height="0.963cm" svg:x="7cm" svg:y="5.037cm">
          <draw:text-box>
            <text:p>AWSサビース今まで通り</text:p>
          </draw:text-box>
        </draw:frame>
        <draw:frame draw:style-name="gr8" draw:text-style-name="P3" draw:layer="layout" svg:width="9cm" svg:height="2.5cm" svg:x="9cm" svg:y="0.5cm">
          <draw:text-box>
            <text:p><text:span text:style-name="T2">ナノ</text:span><text:span text:style-name="T2">ARM</text:span><text:span text:style-name="T2">サーバーよりハイブリッドシステム構成提案</text:span></text:p>
          </draw:text-box>
        </draw:frame>
        <draw:frame draw:style-name="gr9" draw:layer="layout" svg:width="3.724cm" svg:height="0.963cm" svg:x="23.671cm" svg:y="6.537cm">
          <draw:text-box>
            <text:p>nginx proxy</text:p>
          </draw:text-box>
        </draw:frame>
        <draw:frame draw:style-name="gr9" draw:layer="layout" svg:width="3.724cm" svg:height="0.963cm" svg:x="23.776cm" svg:y="10.537cm">
          <draw:text-box>
            <text:p>nginx proxy</text:p>
          </draw:text-box>
        </draw:frame>
        <draw:frame draw:style-name="gr9" draw:layer="layout" svg:width="3.724cm" svg:height="0.963cm" svg:x="4.5cm" svg:y="9.037cm">
          <draw:text-box>
            <text:p>nginx proxy</text:p>
          </draw:text-box>
        </draw:frame>
        <draw:frame draw:style-name="gr9" draw:layer="layout" svg:width="3.724cm" svg:height="0.963cm" svg:x="13.276cm" svg:y="7.537cm">
          <draw:text-box>
            <text:p>nginx proxy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 Mincho1" svg:font-family="'MS Mincho'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MS Mincho" svg:font-family="'MS Mincho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51S</meta:editing-duration>
    <meta:editing-cycles>30</meta:editing-cycles>
    <meta:generator>LibreOffice/4.1.3.2$Windows_x86 LibreOffice_project/70feb7d99726f064edab4605a8ab840c50ec57a</meta:generator>
    <dc:date>2014-04-24T23:54:31.732000000</dc:date>
    <meta:document-statistic meta:object-count="45"/>
  </office:meta>
</office:document-meta>
</file>